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razgovor-pozdravi-&quot; &amp; TEXT(ROW(); &quot;000&quot;)" office:value-type="string" office:string-value="razgovor-pozdravi-001" calcext:value-type="string">
            <text:p>razgovor-pozdravi-001</text:p>
          </table:table-cell>
          <table:table-cell office:value-type="string" calcext:value-type="string">
            <text:p>Добар дан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2" calcext:value-type="string">
            <text:p>razgovor-pozdravi-002</text:p>
          </table:table-cell>
          <table:table-cell office:value-type="string" calcext:value-type="string">
            <text:p>Добро веч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3" calcext:value-type="string">
            <text:p>razgovor-pozdravi-003</text:p>
          </table:table-cell>
          <table:table-cell office:value-type="string" calcext:value-type="string">
            <text:p>Добро јутро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4" calcext:value-type="string">
            <text:p>razgovor-pozdravi-004</text:p>
          </table:table-cell>
          <table:table-cell office:value-type="string" calcext:value-type="string">
            <text:p>Здраво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5" calcext:value-type="string">
            <text:p>razgovor-pozdravi-005</text:p>
          </table:table-cell>
          <table:table-cell office:value-type="string" calcext:value-type="string">
            <text:p>Поздрав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6" calcext:value-type="string">
            <text:p>razgovor-pozdravi-006</text:p>
          </table:table-cell>
          <table:table-cell office:value-type="string" calcext:value-type="string">
            <text:p>Довиђења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7" calcext:value-type="string">
            <text:p>razgovor-pozdravi-007</text:p>
          </table:table-cell>
          <table:table-cell office:value-type="string" calcext:value-type="string">
            <text:p>Лаку ноћ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8" calcext:value-type="string">
            <text:p>razgovor-pozdravi-008</text:p>
          </table:table-cell>
          <table:table-cell office:value-type="string" calcext:value-type="string">
            <text:p>Како сте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09" calcext:value-type="string">
            <text:p>razgovor-pozdravi-009</text:p>
          </table:table-cell>
          <table:table-cell office:value-type="string" calcext:value-type="string">
            <text:p>Како си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0" calcext:value-type="string">
            <text:p>razgovor-pozdravi-010</text:p>
          </table:table-cell>
          <table:table-cell office:value-type="string" calcext:value-type="string">
            <text:p>Извините, знате ли колико је сати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1" calcext:value-type="string">
            <text:p>razgovor-pozdravi-011</text:p>
          </table:table-cell>
          <table:table-cell office:value-type="string" calcext:value-type="string">
            <text:p>Колико је сати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2" calcext:value-type="string">
            <text:p>razgovor-pozdravi-012</text:p>
          </table:table-cell>
          <table:table-cell office:value-type="string" calcext:value-type="string">
            <text:p>Који је ваш број телефона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3" calcext:value-type="string">
            <text:p>razgovor-pozdravi-013</text:p>
          </table:table-cell>
          <table:table-cell office:value-type="string" calcext:value-type="string">
            <text:p>Који ти је број телефона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4" calcext:value-type="string">
            <text:p>razgovor-pozdravi-014</text:p>
          </table:table-cell>
          <table:table-cell office:value-type="string" calcext:value-type="string">
            <text:p>Дај ми број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5" calcext:value-type="string">
            <text:p>razgovor-pozdravi-015</text:p>
          </table:table-cell>
          <table:table-cell office:value-type="string" calcext:value-type="string">
            <text:p>Пријатно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6" calcext:value-type="string">
            <text:p>razgovor-pozdravi-016</text:p>
          </table:table-cell>
          <table:table-cell office:value-type="string" calcext:value-type="string">
            <text:p>Изволи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7" calcext:value-type="string">
            <text:p>razgovor-pozdravi-017</text:p>
          </table:table-cell>
          <table:table-cell office:value-type="string" calcext:value-type="string">
            <text:p>Изволит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8" calcext:value-type="string">
            <text:p>razgovor-pozdravi-018</text:p>
          </table:table-cell>
          <table:table-cell office:value-type="string" calcext:value-type="string">
            <text:p>Хвала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19" calcext:value-type="string">
            <text:p>razgovor-pozdravi-019</text:p>
          </table:table-cell>
          <table:table-cell office:value-type="string" calcext:value-type="string">
            <text:p>Нема на чему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0" calcext:value-type="string">
            <text:p>razgovor-pozdravi-020</text:p>
          </table:table-cell>
          <table:table-cell office:value-type="string" calcext:value-type="string">
            <text:p>Ништа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1" calcext:value-type="string">
            <text:p>razgovor-pozdravi-021</text:p>
          </table:table-cell>
          <table:table-cell office:value-type="string" calcext:value-type="string">
            <text:p>Ма ништа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2" calcext:value-type="string">
            <text:p>razgovor-pozdravi-022</text:p>
          </table:table-cell>
          <table:table-cell office:value-type="string" calcext:value-type="string">
            <text:p>Ништа, ништа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3" calcext:value-type="string">
            <text:p>razgovor-pozdravi-023</text:p>
          </table:table-cell>
          <table:table-cell office:value-type="string" calcext:value-type="string">
            <text:p>Добро дошл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4" calcext:value-type="string">
            <text:p>razgovor-pozdravi-024</text:p>
          </table:table-cell>
          <table:table-cell office:value-type="string" calcext:value-type="string">
            <text:p>Добродошл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5" calcext:value-type="string">
            <text:p>razgovor-pozdravi-025</text:p>
          </table:table-cell>
          <table:table-cell office:value-type="string" calcext:value-type="string">
            <text:p>Здрави бил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6" calcext:value-type="string">
            <text:p>razgovor-pozdravi-026</text:p>
          </table:table-cell>
          <table:table-cell office:value-type="string" calcext:value-type="string">
            <text:p>Здрав био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7" calcext:value-type="string">
            <text:p>razgovor-pozdravi-027</text:p>
          </table:table-cell>
          <table:table-cell office:value-type="string" calcext:value-type="string">
            <text:p>Хеј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8" calcext:value-type="string">
            <text:p>razgovor-pozdravi-028</text:p>
          </table:table-cell>
          <table:table-cell office:value-type="string" calcext:value-type="string">
            <text:p>Хеј т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29" calcext:value-type="string">
            <text:p>razgovor-pozdravi-029</text:p>
          </table:table-cell>
          <table:table-cell office:value-type="string" calcext:value-type="string">
            <text:p>Молим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0" calcext:value-type="string">
            <text:p>razgovor-pozdravi-030</text:p>
          </table:table-cell>
          <table:table-cell office:value-type="string" calcext:value-type="string">
            <text:p>Молим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1" calcext:value-type="string">
            <text:p>razgovor-pozdravi-031</text:p>
          </table:table-cell>
          <table:table-cell office:value-type="string" calcext:value-type="string">
            <text:p>Добро, хвала на питању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2" calcext:value-type="string">
            <text:p>razgovor-pozdravi-032</text:p>
          </table:table-cell>
          <table:table-cell office:value-type="string" calcext:value-type="string">
            <text:p>Стој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3" calcext:value-type="string">
            <text:p>razgovor-pozdravi-033</text:p>
          </table:table-cell>
          <table:table-cell office:value-type="string" calcext:value-type="string">
            <text:p>Стан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4" calcext:value-type="string">
            <text:p>razgovor-pozdravi-034</text:p>
          </table:table-cell>
          <table:table-cell office:value-type="string" calcext:value-type="string">
            <text:p>Следећ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5" calcext:value-type="string">
            <text:p>razgovor-pozdravi-035</text:p>
          </table:table-cell>
          <table:table-cell office:value-type="string" calcext:value-type="string">
            <text:p>Напред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6" calcext:value-type="string">
            <text:p>razgovor-pozdravi-036</text:p>
          </table:table-cell>
          <table:table-cell office:value-type="string" calcext:value-type="string">
            <text:p>Боље вас нашао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7" calcext:value-type="string">
            <text:p>razgovor-pozdravi-037</text:p>
          </table:table-cell>
          <table:table-cell office:value-type="string" calcext:value-type="string">
            <text:p>Хоћете ли кафу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8" calcext:value-type="string">
            <text:p>razgovor-pozdravi-038</text:p>
          </table:table-cell>
          <table:table-cell office:value-type="string" calcext:value-type="string">
            <text:p>Хоћеш ли кафу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39" calcext:value-type="string">
            <text:p>razgovor-pozdravi-039</text:p>
          </table:table-cell>
          <table:table-cell office:value-type="string" calcext:value-type="string">
            <text:p>Јесте ли за кафу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0" calcext:value-type="string">
            <text:p>razgovor-pozdravi-040</text:p>
          </table:table-cell>
          <table:table-cell office:value-type="string" calcext:value-type="string">
            <text:p>Јеси ли за кафу?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1" calcext:value-type="string">
            <text:p>razgovor-pozdravi-041</text:p>
          </table:table-cell>
          <table:table-cell office:value-type="string" calcext:value-type="string">
            <text:p>Хајде са мном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2" calcext:value-type="string">
            <text:p>razgovor-pozdravi-042</text:p>
          </table:table-cell>
          <table:table-cell office:value-type="string" calcext:value-type="string">
            <text:p>Волим т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3" calcext:value-type="string">
            <text:p>razgovor-pozdravi-043</text:p>
          </table:table-cell>
          <table:table-cell office:value-type="string" calcext:value-type="string">
            <text:p>И ја теб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4" calcext:value-type="string">
            <text:p>razgovor-pozdravi-044</text:p>
          </table:table-cell>
          <table:table-cell office:value-type="string" calcext:value-type="string">
            <text:p>И ја тебе волим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5" calcext:value-type="string">
            <text:p>razgovor-pozdravi-045</text:p>
          </table:table-cell>
          <table:table-cell office:value-type="string" calcext:value-type="string">
            <text:p>Волим те највише на свету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6" calcext:value-type="string">
            <text:p>razgovor-pozdravi-046</text:p>
          </table:table-cell>
          <table:table-cell office:value-type="string" calcext:value-type="string">
            <text:p>Зовни м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7" calcext:value-type="string">
            <text:p>razgovor-pozdravi-047</text:p>
          </table:table-cell>
          <table:table-cell office:value-type="string" calcext:value-type="string">
            <text:p>Позови м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8" calcext:value-type="string">
            <text:p>razgovor-pozdravi-048</text:p>
          </table:table-cell>
          <table:table-cell office:value-type="string" calcext:value-type="string">
            <text:p>Хвала што сте дошли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49" calcext:value-type="string">
            <text:p>razgovor-pozdravi-049</text:p>
          </table:table-cell>
          <table:table-cell office:value-type="string" calcext:value-type="string">
            <text:p>Даме и господо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0" calcext:value-type="string">
            <text:p>razgovor-pozdravi-050</text:p>
          </table:table-cell>
          <table:table-cell office:value-type="string" calcext:value-type="string">
            <text:p>Другови и другарице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1" calcext:value-type="string">
            <text:p>razgovor-pozdravi-051</text:p>
          </table:table-cell>
          <table:table-cell office:value-type="string" calcext:value-type="string">
            <text:p>Драги моји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2" calcext:value-type="string">
            <text:p>razgovor-pozdravi-052</text:p>
          </table:table-cell>
          <table:table-cell office:value-type="string" calcext:value-type="string">
            <text:p>Жао ми ј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3" calcext:value-type="string">
            <text:p>razgovor-pozdravi-053</text:p>
          </table:table-cell>
          <table:table-cell office:value-type="string" calcext:value-type="string">
            <text:p>Нажалост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4" calcext:value-type="string">
            <text:p>razgovor-pozdravi-054</text:p>
          </table:table-cell>
          <table:table-cell office:value-type="string" calcext:value-type="string">
            <text:p>Извините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5" calcext:value-type="string">
            <text:p>razgovor-pozdravi-055</text:p>
          </table:table-cell>
          <table:table-cell office:value-type="string" calcext:value-type="string">
            <text:p>Извините, молим вас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6" calcext:value-type="string">
            <text:p>razgovor-pozdravi-056</text:p>
          </table:table-cell>
          <table:table-cell office:value-type="string" calcext:value-type="string">
            <text:p>Извините што касним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7" calcext:value-type="string">
            <text:p>razgovor-pozdravi-057</text:p>
          </table:table-cell>
          <table:table-cell office:value-type="string" calcext:value-type="string">
            <text:p>Касниш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8" calcext:value-type="string">
            <text:p>razgovor-pozdravi-058</text:p>
          </table:table-cell>
          <table:table-cell office:value-type="string" calcext:value-type="string">
            <text:p>Долазим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59" calcext:value-type="string">
            <text:p>razgovor-pozdravi-059</text:p>
          </table:table-cell>
          <table:table-cell office:value-type="string" calcext:value-type="string">
            <text:p>Долаз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60" calcext:value-type="string">
            <text:p>razgovor-pozdravi-060</text:p>
          </table:table-cell>
          <table:table-cell office:value-type="string" calcext:value-type="string">
            <text:p>Полазим.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61" calcext:value-type="string">
            <text:p>razgovor-pozdravi-061</text:p>
          </table:table-cell>
          <table:table-cell office:value-type="string" calcext:value-type="string">
            <text:p>Полази!</text:p>
          </table:table-cell>
        </table:table-row>
        <table:table-row table:style-name="ro1">
          <table:table-cell table:formula="of:=&quot;razgovor-pozdravi-&quot; &amp; TEXT(ROW(); &quot;000&quot;)" office:value-type="string" office:string-value="razgovor-pozdravi-062" calcext:value-type="string">
            <text:p>razgovor-pozdravi-062</text:p>
          </table:table-cell>
          <table:table-cell office:value-type="string" calcext:value-type="string">
            <text:p>Ћао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6:52:34.926000000</meta:creation-date>
    <dc:date>2024-02-23T17:51:15.744000000</dc:date>
    <meta:editing-duration>PT58M30S</meta:editing-duration>
    <meta:editing-cycles>20</meta:editing-cycles>
    <meta:generator>LibreOffice/7.5.9.2$Windows_X86_64 LibreOffice_project/cdeefe45c17511d326101eed8008ac4092f278a9</meta:generator>
    <meta:document-statistic meta:table-count="1" meta:cell-count="124" meta:object-count="0"/>
  </office:meta>
</office:document-meta>
</file>